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Sum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METALL 10,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]*[.D2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METALL 10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3]*[.D3]" office:value-type="currency" office:currency="EUR" office:value="0.294" calcext:value-type="currency">
            <text:p>0,2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METALL 22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4]*[.D4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METALL 47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5]*[.D5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6]*[.D6]" office:value-type="currency" office:currency="EUR" office:value="0.196" calcext:value-type="currency">
            <text:p>0,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METALL 2,2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7]*[.D7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METALL 3,3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8]*[.D8]" office:value-type="currency" office:currency="EUR" office:value="0.441" calcext:value-type="currency">
            <text:p>0,4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METALL 4,3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9]*[.D9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ETALL 4,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0]*[.D10]" office:value-type="currency" office:currency="EUR" office:value="0.098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METALL 5,1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1]*[.D11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METALL 7,50K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A12]*[.D12]" office:value-type="currency" office:currency="EUR" office:value="0.05" calcext:value-type="currency">
            <text:p>0,05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3]*[.D13]" office:value-type="currency" office:currency="EUR" office:value="0.833" calcext:value-type="currency">
            <text:p>0,8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METALL 3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4]*[.D14]" office:value-type="currency" office:currency="EUR" office:value="0.098" calcext:value-type="currency">
            <text:p>0,1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METALL 33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5]*[.D15]" office:value-type="currency" office:currency="EUR" office:value="0.098" calcext:value-type="currency">
            <text:p>0,1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METALL 36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6]*[.D16]" office:value-type="currency" office:currency="EUR" office:value="0.098" calcext:value-type="currency">
            <text:p>0,1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METALL 47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7]*[.D17]" office:value-type="currency" office:currency="EUR" office:value="0.098" calcext:value-type="currency">
            <text:p>0,1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ETALL 1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8]*[.D18]" office:value-type="currency" office:currency="EUR" office:value="0.196" calcext:value-type="currency">
            <text:p>0,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METALL 12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9]*[.D19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METALL 4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0]*[.D20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64W-50K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A21]*[.D21]" office:value-type="currency" office:currency="EUR" office:value="0.62" calcext:value-type="currency">
            <text:p>0,6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64W-500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22]*[.D22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CP 6-L 10K</text:p>
          </table:table-cell>
          <table:table-cell office:value-type="currency" office:currency="EUR" office:value="0.21" calcext:value-type="currency">
            <text:p>0,21 €</text:p>
          </table:table-cell>
          <table:table-cell table:formula="of:=[.A23]*[.D23]" office:value-type="currency" office:currency="EUR" office:value="0.21" calcext:value-type="currency">
            <text:p>0,21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NPO-2,5 100P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5]*[.D25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NPO-2,5 220P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26]*[.D26]" office:value-type="currency" office:currency="EUR" office:value="0.32" calcext:value-type="currency">
            <text:p>0,32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NPO-2,5 470P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27]*[.D27]" office:value-type="currency" office:currency="EUR" office:value="0.36" calcext:value-type="currency">
            <text:p>0,3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C: 1578706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A28]*[.D28]" office:value-type="currency" office:currency="EUR" office:value="0.32" calcext:value-type="currency">
            <text:p>0,32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X7R-2,5 1,0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9]*[.D29]" office:value-type="currency" office:currency="EUR" office:value="0.21" calcext:value-type="currency">
            <text:p>0,21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NPO-2,5 1,0N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30]*[.D30]" office:value-type="currency" office:currency="EUR" office:value="0.18" calcext:value-type="currency">
            <text:p>0,1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n</text:p>
          </table:table-cell>
          <table:table-cell office:value-type="string" calcext:value-type="string">
            <text:p>X7R-2,5 1,5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31]*[.D31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X7R-2,5 3,3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32]*[.D32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X7R-2,5 10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33]*[.D33]" office:value-type="currency" office:currency="EUR" office:value="0.21" calcext:value-type="currency">
            <text:p>0,21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X7R-2,5 47N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A34]*[.D34]" office:value-type="currency" office:currency="EUR" office:value="0.55" calcext:value-type="currency">
            <text:p>0,55 €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Z5U-2,5 100N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A35]*[.D35]" office:value-type="currency" office:currency="EUR" office:value="1.7" calcext:value-type="currency">
            <text:p>1,7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Z5U-5 470N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36]*[.D36]" office:value-type="currency" office:currency="EUR" office:value="0.95" calcext:value-type="currency">
            <text:p>0,95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Z5U-5 1,0µ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A37]*[.D37]" office:value-type="currency" office:currency="EUR" office:value="0.78" calcext:value-type="currency">
            <text:p>0,78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RAD 10/35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9]*[.D39]" office:value-type="currency" office:currency="EUR" office:value="0.06" calcext:value-type="currency">
            <text:p>0,06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RAD 100/16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40]*[.D40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RND 150ECR AY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A41]*[.D41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-MICC 100µ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43]*[.D43]" office:value-type="currency" office:currency="EUR" office:value="1.89" calcext:value-type="currency">
            <text:p>1,8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37-43</text:p>
          </table:table-cell>
          <table:table-cell office:value-type="string" calcext:value-type="string">
            <text:p>FT 37-43</text:p>
          </table:table-cell>
          <table:table-cell office:value-type="currency" office:currency="EUR" office:value="0.58" calcext:value-type="currency">
            <text:p>0,58 €</text:p>
          </table:table-cell>
          <table:table-cell table:formula="of:=[.A45]*[.D45]" office:value-type="currency" office:currency="EUR" office:value="1.16" calcext:value-type="currency">
            <text:p>1,16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46]*[.D46]" office:value-type="currency" office:currency="EUR" office:value="4.68" calcext:value-type="currency">
            <text:p>4,68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 37-2</text:p>
          </table:table-cell>
          <table:table-cell office:value-type="currency" office:currency="EUR" office:value="0.54" calcext:value-type="currency">
            <text:p>0,54 €</text:p>
          </table:table-cell>
          <table:table-cell table:formula="of:=[.A47]*[.D47]" office:value-type="currency" office:currency="EUR" office:value="3.24" calcext:value-type="currency">
            <text:p>3,24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 4148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49]*[.D49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1N 4001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0]*[.D50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BS 170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51]*[.D51]" office:value-type="currency" office:currency="EUR" office:value="0.7" calcext:value-type="currency">
            <text:p>0,7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 3904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52]*[.D52]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D140</text:p>
          </table:table-cell>
          <table:table-cell office:value-type="string" calcext:value-type="string">
            <text:p>BD 140-16 STM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53]*[.D53]" office:value-type="currency" office:currency="EUR" office:value="0.19" calcext:value-type="currency">
            <text:p>0,1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T3253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A54]*[.D54]" office:value-type="currency" office:currency="EUR" office:value="2" calcext:value-type="currency">
            <text:p>2,0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833</text:p>
          </table:table-cell>
          <table:table-cell office:value-type="string" calcext:value-type="string">
            <text:p>LM 833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A55]*[.D55]" office:value-type="currency" office:currency="EUR" office:value="4.5" calcext:value-type="currency">
            <text:p>4,5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LM 386 DIP</text:p>
          </table:table-cell>
          <table:table-cell office:value-type="currency" office:currency="EUR" office:value="0.22" calcext:value-type="currency">
            <text:p>0,22 €</text:p>
          </table:table-cell>
          <table:table-cell table:formula="of:=[.A56]*[.D56]" office:value-type="currency" office:currency="EUR" office:value="0.22" calcext:value-type="currency">
            <text:p>0,22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P-8 socket</text:p>
          </table:table-cell>
          <table:table-cell office:value-type="string" calcext:value-type="string">
            <text:p>GS 8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57]*[.D57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AC74</text:p>
          </table:table-cell>
          <table:table-cell office:value-type="string" calcext:value-type="string">
            <text:p>Kessler: 522421</text:p>
          </table:table-cell>
          <table:table-cell office:value-type="currency" office:currency="EUR" office:value="0.36" calcext:value-type="currency">
            <text:p>0,36 €</text:p>
          </table:table-cell>
          <table:table-cell table:formula="of:=[.A58]*[.D58]" office:value-type="currency" office:currency="EUR" office:value="0.36" calcext:value-type="currency">
            <text:p>0,3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HCT00</text:p>
          </table:table-cell>
          <table:table-cell office:value-type="string" calcext:value-type="string">
            <text:p>74HCT 00</text:p>
          </table:table-cell>
          <table:table-cell office:value-type="currency" office:currency="EUR" office:value="0.33" calcext:value-type="currency">
            <text:p>0,33 €</text:p>
          </table:table-cell>
          <table:table-cell table:formula="of:=[.A59]*[.D59]" office:value-type="currency" office:currency="EUR" office:value="0.33" calcext:value-type="currency">
            <text:p>0,3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L 7805 CV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A60]*[.D60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-PU</text:p>
          </table:table-cell>
          <table:table-cell office:value-type="string" calcext:value-type="string">
            <text:p>ATMEGA 328P-PU</text:p>
          </table:table-cell>
          <table:table-cell office:value-type="currency" office:currency="EUR" office:value="2.5" calcext:value-type="currency">
            <text:p>2,50 €</text:p>
          </table:table-cell>
          <table:table-cell table:formula="of:=[.A61]*[.D61]" office:value-type="currency" office:currency="EUR" office:value="2.5" calcext:value-type="currency">
            <text:p>2,5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-28 socket</text:p>
          </table:table-cell>
          <table:table-cell office:value-type="string" calcext:value-type="string">
            <text:p>GS 28-S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62]*[.D62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51Breakout</text:p>
          </table:table-cell>
          <table:table-cell office:value-type="string" calcext:value-type="string">
            <text:p>Adafruit</text:p>
          </table:table-cell>
          <table:table-cell office:value-type="currency" office:currency="EUR" office:value="7.35" calcext:value-type="currency">
            <text:p>7,35 €</text:p>
          </table:table-cell>
          <table:table-cell table:formula="of:=[.A63]*[.D63]" office:value-type="currency" office:currency="EUR" office:value="7.35" calcext:value-type="currency">
            <text:p>7,3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6S-2</text:p>
          </table:table-cell>
          <table:table-cell office:value-type="string" calcext:value-type="string">
            <text:p>NA 12W K</text:p>
          </table:table-cell>
          <table:table-cell office:value-type="currency" office:currency="EUR" office:value="0.96" calcext:value-type="currency">
            <text:p>0,96 €</text:p>
          </table:table-cell>
          <table:table-cell table:formula="of:=[.A65]*[.D65]" office:value-type="currency" office:currency="EUR" office:value="3.84" calcext:value-type="currency">
            <text:p>3,84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10 pin-header long</text:p>
          </table:table-cell>
          <table:table-cell office:value-type="string" calcext:value-type="string">
            <text:p>STAPELLEISTE 10</text:p>
          </table:table-cell>
          <table:table-cell office:value-type="currency" office:currency="EUR" office:value="0.38" calcext:value-type="currency">
            <text:p>0,38 €</text:p>
          </table:table-cell>
          <table:table-cell table:formula="of:=[.A67]*[.D67]" office:value-type="currency" office:currency="EUR" office:value="0.76" calcext:value-type="currency">
            <text:p>0,7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x3 pin-header</text:p>
          </table:table-cell>
          <table:table-cell office:value-type="string" calcext:value-type="string">
            <text:p>RND 205-00634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68]*[.D68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7 pin-socket</text:p>
          </table:table-cell>
          <table:table-cell office:value-type="string" calcext:value-type="string">
            <text:p>RND 205-00647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69]*[.D69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2 90deg</text:p>
          </table:table-cell>
          <table:table-cell office:value-type="string" calcext:value-type="string">
            <text:p>PSS 254/2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0]*[.D70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2 plug</text:p>
          </table:table-cell>
          <table:table-cell office:value-type="string" calcext:value-type="string">
            <text:p>PSK 254/2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1]*[.D71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3 90deg</text:p>
          </table:table-cell>
          <table:table-cell office:value-type="string" calcext:value-type="string">
            <text:p>PSS 254/3W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72]*[.D72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3 plug</text:p>
          </table:table-cell>
          <table:table-cell office:value-type="string" calcext:value-type="string">
            <text:p>PSK 254/3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3]*[.D73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4 90deg</text:p>
          </table:table-cell>
          <table:table-cell office:value-type="string" calcext:value-type="string">
            <text:p>PSS 254/4W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74]*[.D74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4 plug</text:p>
          </table:table-cell>
          <table:table-cell office:value-type="string" calcext:value-type="string">
            <text:p>PSK 254/4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5]*[.D75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8 90deg</text:p>
          </table:table-cell>
          <table:table-cell office:value-type="string" calcext:value-type="string">
            <text:p>PSS 254/8W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76]*[.D76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8 plug</text:p>
          </table:table-cell>
          <table:table-cell office:value-type="string" calcext:value-type="string">
            <text:p>PSK 254/8W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77]*[.D77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PSK-KONTAKTE</text:p>
          </table:table-cell>
          <table:table-cell office:value-type="currency" office:currency="EUR" office:value="0.29" calcext:value-type="currency">
            <text:p>0,29 €</text:p>
          </table:table-cell>
          <table:table-cell table:formula="of:=[.A78]*[.D78]" office:value-type="currency" office:currency="EUR" office:value="0.58" calcext:value-type="currency">
            <text:p>0,5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-OC</text:p>
          </table:table-cell>
          <table:table-cell office:value-type="string" calcext:value-type="string">
            <text:p>RND 205-00698</text:p>
          </table:table-cell>
          <table:table-cell office:value-type="currency" office:currency="EUR" office:value="0.57" calcext:value-type="currency">
            <text:p>0,57 €</text:p>
          </table:table-cell>
          <table:table-cell table:formula="of:=[.A79]*[.D79]" office:value-type="currency" office:currency="EUR" office:value="0.57" calcext:value-type="currency">
            <text:p>0,5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BS 35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A80]*[.D80]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UG 1094W1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A81]*[.D81]" office:value-type="currency" office:currency="EUR" office:value="0.99" calcext:value-type="currency">
            <text:p>0,9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x 8 Socket</text:p>
          </table:table-cell>
          <table:table-cell office:value-type="string" calcext:value-type="string">
            <text:p>RND 205-00648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82]*[.D82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rel Jack</text:p>
          </table:table-cell>
          <table:table-cell office:value-type="string" calcext:value-type="string">
            <text:p>CLIFF FCR681465P</text:p>
          </table:table-cell>
          <table:table-cell office:value-type="currency" office:currency="EUR" office:value="0.77" calcext:value-type="currency">
            <text:p>0,77 €</text:p>
          </table:table-cell>
          <table:table-cell table:formula="of:=[.A83]*[.D83]" office:value-type="currency" office:currency="EUR" office:value="0.77" calcext:value-type="currency">
            <text:p>0,77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 x 2 Socket </text:p>
          </table:table-cell>
          <table:table-cell office:value-type="string" calcext:value-type="string">
            <text:p>RND 205-0064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84]*[.D84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top</text:p>
          </table:table-cell>
          <table:table-cell office:value-type="string" calcext:value-type="string">
            <text:p>KOH-2100</text:p>
          </table:table-cell>
          <table:table-cell office:value-type="currency" office:currency="EUR" office:value="5.4" calcext:value-type="currency">
            <text:p>5,40 €</text:p>
          </table:table-cell>
          <table:table-cell table:formula="of:=[.A86]*[.D86]" office:value-type="currency" office:currency="EUR" office:value="5.4" calcext:value-type="currency">
            <text:p>5,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bottom</text:p>
          </table:table-cell>
          <table:table-cell office:value-type="string" calcext:value-type="string">
            <text:p>KOH-4100</text:p>
          </table:table-cell>
          <table:table-cell office:value-type="currency" office:currency="EUR" office:value="5.8" calcext:value-type="currency">
            <text:p>5,80 €</text:p>
          </table:table-cell>
          <table:table-cell table:formula="of:=[.A87]*[.D87]" office:value-type="currency" office:currency="EUR" office:value="5.8" calcext:value-type="currency">
            <text:p>5,8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front/back</text:p>
          </table:table-cell>
          <table:table-cell office:value-type="string" calcext:value-type="string">
            <text:p>DPL 2-4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A88]*[.D88]" office:value-type="currency" office:currency="EUR" office:value="7.99" calcext:value-type="currency">
            <text:p>7,9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 log pot</text:p>
          </table:table-cell>
          <table:table-cell office:value-type="string" calcext:value-type="string">
            <text:p>RK11K112-LOG10K</text:p>
          </table:table-cell>
          <table:table-cell office:value-type="currency" office:currency="EUR" office:value="1.35" calcext:value-type="currency">
            <text:p>1,35 €</text:p>
          </table:table-cell>
          <table:table-cell table:formula="of:=[.A89]*[.D89]" office:value-type="currency" office:currency="EUR" office:value="1.35" calcext:value-type="currency">
            <text:p>1,3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TEC11B03</text:p>
          </table:table-cell>
          <table:table-cell office:value-type="currency" office:currency="EUR" office:value="3.7" calcext:value-type="currency">
            <text:p>3,70 €</text:p>
          </table:table-cell>
          <table:table-cell table:formula="of:=[.A90]*[.D90]" office:value-type="currency" office:currency="EUR" office:value="3.7" calcext:value-type="currency">
            <text:p>3,7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LCD-PM 2X8-5 A</text:p>
          </table:table-cell>
          <table:table-cell office:value-type="currency" office:currency="EUR" office:value="7.3" calcext:value-type="currency">
            <text:p>7,30 €</text:p>
          </table:table-cell>
          <table:table-cell table:formula="of:=[.A91]*[.D91]" office:value-type="currency" office:currency="EUR" office:value="7.3" calcext:value-type="currency">
            <text:p>7,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-phone socket</text:p>
          </table:table-cell>
          <table:table-cell office:value-type="string" calcext:value-type="string">
            <text:p>EBS 35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A92]*[.D92]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KIPP 1A11</text:p>
          </table:table-cell>
          <table:table-cell office:value-type="currency" office:currency="EUR" office:value="1.2" calcext:value-type="currency">
            <text:p>1,20 €</text:p>
          </table:table-cell>
          <table:table-cell table:formula="of:=[.A93]*[.D93]" office:value-type="currency" office:currency="EUR" office:value="1.2" calcext:value-type="currency">
            <text:p>1,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rel plug</text:p>
          </table:table-cell>
          <table:table-cell office:value-type="string" calcext:value-type="string">
            <text:p>HS 21-13</text:p>
          </table:table-cell>
          <table:table-cell office:value-type="currency" office:currency="EUR" office:value="0.2" calcext:value-type="currency">
            <text:p>0,20 €</text:p>
          </table:table-cell>
          <table:table-cell table:formula="of:=[.A94]*[.D94]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se holder (optional)</text:p>
          </table:table-cell>
          <table:table-cell office:value-type="string" calcext:value-type="string">
            <text:p>RND 170-00170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95]*[.D95]" office:value-type="currency" office:currency="EUR" office:value="0.38" calcext:value-type="currency">
            <text:p>0,3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A flink (optional)</text:p>
          </table:table-cell>
          <table:table-cell office:value-type="string" calcext:value-type="string">
            <text:p>ESKA 520.020</text:p>
          </table:table-cell>
          <table:table-cell office:value-type="currency" office:currency="EUR" office:value="0.091" calcext:value-type="currency">
            <text:p>0,09 €</text:p>
          </table:table-cell>
          <table:table-cell table:formula="of:=[.A96]*[.D96]" office:value-type="currency" office:currency="EUR" office:value="0.182" calcext:value-type="currency">
            <text:p>0,1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aker (optional)</text:p>
          </table:table-cell>
          <table:table-cell office:value-type="string" calcext:value-type="string">
            <text:p>LSM-S20K</text:p>
          </table:table-cell>
          <table:table-cell office:value-type="currency" office:currency="EUR" office:value="2.7" calcext:value-type="currency">
            <text:p>2,70 €</text:p>
          </table:table-cell>
          <table:table-cell table:formula="of:=[.A97]*[.D97]" office:value-type="currency" office:currency="EUR" office:value="2.7" calcext:value-type="currency">
            <text:p>2,70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Summe</text:p>
          </table:table-cell>
          <table:table-cell table:style-name="ce1"/>
          <table:table-cell table:style-name="ce3" table:formula="of:=SUM([.E2:.E97])" office:value-type="currency" office:currency="EUR" office:value="85.264" calcext:value-type="currency">
            <text:p>85,26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12:38:34.5522306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00:26:47.784280373</meta:creation-date>
    <dc:date>2020-06-15T12:39:47.508058406</dc:date>
    <meta:editing-duration>PT22M12S</meta:editing-duration>
    <meta:editing-cycles>10</meta:editing-cycles>
    <meta:generator>LibreOffice/6.0.7.3$Linux_X86_64 LibreOffice_project/00m0$Build-3</meta:generator>
    <meta:document-statistic meta:table-count="1" meta:cell-count="447" meta:object-count="0"/>
  </office:meta>
</office:document-meta>
</file>